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34d8" officeooo:paragraph-rsid="0018879d" style:font-weight-asian="bold" style:font-weight-complex="bold"/>
    </style:style>
    <style:style style:name="P2" style:family="paragraph" style:parent-style-name="Standard">
      <style:text-properties fo:font-weight="bold" officeooo:rsid="001734d8" officeooo:paragraph-rsid="001d243b" style:font-weight-asian="bold" style:font-weight-complex="bold"/>
    </style:style>
    <style:style style:name="P3" style:family="paragraph" style:parent-style-name="Standard">
      <style:text-properties fo:font-weight="bold" officeooo:rsid="001734d8" officeooo:paragraph-rsid="00208632" style:font-weight-asian="bold" style:font-weight-complex="bold"/>
    </style:style>
    <style:style style:name="P4" style:family="paragraph" style:parent-style-name="Standard">
      <style:text-properties fo:font-weight="bold" officeooo:rsid="001734d8" officeooo:paragraph-rsid="00308cd7" style:font-weight-asian="bold" style:font-weight-complex="bold"/>
    </style:style>
    <style:style style:name="P5" style:family="paragraph" style:parent-style-name="Standard">
      <style:text-properties fo:font-weight="bold" officeooo:rsid="001734d8" officeooo:paragraph-rsid="00383141" style:font-weight-asian="bold" style:font-weight-complex="bold"/>
    </style:style>
    <style:style style:name="P6" style:family="paragraph" style:parent-style-name="Standard">
      <style:text-properties fo:font-weight="bold" officeooo:rsid="004f3abf" officeooo:paragraph-rsid="004f3abf" style:font-weight-asian="bold" style:font-weight-complex="bold"/>
    </style:style>
    <style:style style:name="P7" style:family="paragraph" style:parent-style-name="Standard">
      <style:text-properties fo:font-weight="normal" officeooo:rsid="001734d8" officeooo:paragraph-rsid="001734d8" style:font-weight-asian="normal" style:font-weight-complex="normal"/>
    </style:style>
    <style:style style:name="P8" style:family="paragraph" style:parent-style-name="Standard">
      <style:text-properties fo:font-weight="normal" officeooo:rsid="001734d8" officeooo:paragraph-rsid="001d243b" style:font-weight-asian="normal" style:font-weight-complex="normal"/>
    </style:style>
    <style:style style:name="P9" style:family="paragraph" style:parent-style-name="Standard">
      <style:text-properties fo:font-weight="normal" officeooo:rsid="001734d8" officeooo:paragraph-rsid="00208632" style:font-weight-asian="normal" style:font-weight-complex="normal"/>
    </style:style>
    <style:style style:name="P10" style:family="paragraph" style:parent-style-name="Standard">
      <style:text-properties fo:font-weight="normal" officeooo:rsid="001734d8" officeooo:paragraph-rsid="00308cd7" style:font-weight-asian="normal" style:font-weight-complex="normal"/>
    </style:style>
    <style:style style:name="P11" style:family="paragraph" style:parent-style-name="Standard">
      <style:text-properties fo:font-weight="normal" officeooo:rsid="001734d8" officeooo:paragraph-rsid="00383141" style:font-weight-asian="normal" style:font-weight-complex="normal"/>
    </style:style>
    <style:style style:name="P12" style:family="paragraph" style:parent-style-name="Standard">
      <style:text-properties fo:font-weight="normal" officeooo:rsid="001734d8" officeooo:paragraph-rsid="00437506" style:font-weight-asian="normal" style:font-weight-complex="normal"/>
    </style:style>
    <style:style style:name="P13" style:family="paragraph" style:parent-style-name="Standard">
      <style:text-properties fo:font-weight="normal" officeooo:rsid="0033275d" officeooo:paragraph-rsid="0033275d" style:font-weight-asian="normal" style:font-weight-complex="normal"/>
    </style:style>
    <style:style style:name="P14" style:family="paragraph" style:parent-style-name="Standard">
      <style:text-properties fo:font-weight="normal" officeooo:rsid="0033275d" officeooo:paragraph-rsid="00383141" style:font-weight-asian="normal" style:font-weight-complex="normal"/>
    </style:style>
    <style:style style:name="P1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1734d8" officeooo:paragraph-rsid="001d243b" style:font-weight-asian="normal" style:font-weight-complex="normal"/>
    </style:style>
    <style:style style:name="P1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1734d8" officeooo:paragraph-rsid="002c19f2" style:font-weight-asian="normal" style:font-weight-complex="normal"/>
    </style:style>
    <style:style style:name="P1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1734d8" officeooo:paragraph-rsid="0037f515" style:font-weight-asian="normal" style:font-weight-complex="normal"/>
    </style:style>
    <style:style style:name="P1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1734d8" officeooo:paragraph-rsid="0046e115" style:font-weight-asian="normal" style:font-weight-complex="normal"/>
    </style:style>
    <style:style style:name="P1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bold" officeooo:rsid="00493f35" officeooo:paragraph-rsid="004f3abf" style:font-weight-asian="bold" style:font-weight-complex="bold"/>
    </style:style>
    <style:style style:name="P20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21" style:family="paragraph" style:parent-style-name="Standard">
      <style:paragraph-properties fo:break-before="page" fo:padding="0.0291in" fo:border-left="none" fo:border-right="none" fo:border-top="none" fo:border-bottom="0.06pt solid #000000" style:join-border="false"/>
      <style:text-properties fo:font-weight="normal" officeooo:rsid="001734d8" officeooo:paragraph-rsid="00308cd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243b" style:font-weight-asian="normal" style:font-weight-complex="normal"/>
    </style:style>
    <style:style style:name="T3" style:family="text">
      <style:text-properties fo:font-weight="normal" officeooo:rsid="00208632" style:font-weight-asian="normal" style:font-weight-complex="normal"/>
    </style:style>
    <style:style style:name="T4" style:family="text">
      <style:text-properties fo:font-weight="normal" officeooo:rsid="00223f59" style:font-weight-asian="normal" style:font-weight-complex="normal"/>
    </style:style>
    <style:style style:name="T5" style:family="text">
      <style:text-properties fo:font-weight="normal" officeooo:rsid="00311824" style:font-weight-asian="normal" style:font-weight-complex="normal"/>
    </style:style>
    <style:style style:name="T6" style:family="text">
      <style:text-properties fo:font-weight="normal" officeooo:rsid="00325a51" style:font-weight-asian="normal" style:font-weight-complex="normal"/>
    </style:style>
    <style:style style:name="T7" style:family="text">
      <style:text-properties fo:font-weight="normal" officeooo:rsid="003ee814" style:font-weight-asian="normal" style:font-weight-complex="normal"/>
    </style:style>
    <style:style style:name="T8" style:family="text">
      <style:text-properties fo:font-weight="normal" officeooo:rsid="0040ef30" style:font-weight-asian="normal" style:font-weight-complex="normal"/>
    </style:style>
    <style:style style:name="T9" style:family="text">
      <style:text-properties fo:font-weight="normal" officeooo:rsid="00198b46" style:font-weight-asian="normal" style:font-weight-complex="normal"/>
    </style:style>
    <style:style style:name="T10" style:family="text">
      <style:text-properties fo:font-weight="normal" officeooo:rsid="004f3abf" style:font-weight-asian="normal" style:font-weight-complex="normal"/>
    </style:style>
    <style:style style:name="T11" style:family="text">
      <style:text-properties officeooo:rsid="00198b46"/>
    </style:style>
    <style:style style:name="T12" style:family="text">
      <style:text-properties fo:font-style="italic" officeooo:rsid="00198b46" style:font-style-asian="italic" style:font-style-complex="italic"/>
    </style:style>
    <style:style style:name="T13" style:family="text">
      <style:text-properties fo:font-style="italic" officeooo:rsid="0047321d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98b46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b0b56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4daca0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47321d" style:font-style-asian="italic" style:font-weight-asian="normal" style:font-style-complex="italic" style:font-weight-complex="normal"/>
    </style:style>
    <style:style style:name="T19" style:family="text">
      <style:text-properties fo:font-style="normal" officeooo:rsid="001c6c9e" style:font-style-asian="normal" style:font-style-complex="normal"/>
    </style:style>
    <style:style style:name="T20" style:family="text">
      <style:text-properties fo:font-style="normal" officeooo:rsid="001db782" style:font-style-asian="normal" style:font-style-complex="normal"/>
    </style:style>
    <style:style style:name="T21" style:family="text">
      <style:text-properties fo:font-style="normal" officeooo:rsid="00198b46" style:font-style-asian="normal" style:font-style-complex="normal"/>
    </style:style>
    <style:style style:name="T22" style:family="text">
      <style:text-properties fo:font-style="normal" officeooo:rsid="002c19f2" style:font-style-asian="normal" style:font-style-complex="normal"/>
    </style:style>
    <style:style style:name="T23" style:family="text">
      <style:text-properties fo:font-style="normal" officeooo:rsid="002d3ff2" style:font-style-asian="normal" style:font-style-complex="normal"/>
    </style:style>
    <style:style style:name="T24" style:family="text">
      <style:text-properties fo:font-style="normal" officeooo:rsid="0037f515" style:font-style-asian="normal" style:font-style-complex="normal"/>
    </style:style>
    <style:style style:name="T25" style:family="text">
      <style:text-properties fo:font-style="normal" officeooo:rsid="0046e115" style:font-style-asian="normal" style:font-style-complex="normal"/>
    </style:style>
    <style:style style:name="T26" style:family="text">
      <style:text-properties fo:font-style="normal" officeooo:rsid="004f3abf" style:font-style-asian="normal" style:font-style-complex="normal"/>
    </style:style>
    <style:style style:name="T27" style:family="text">
      <style:text-properties fo:font-style="normal" fo:font-weight="normal" officeooo:rsid="00198b46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4b0b56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4b8109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d76a4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c6c9e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7f515" style:font-style-asian="normal" style:font-weight-asian="normal" style:font-style-complex="normal" style:font-weight-complex="normal"/>
    </style:style>
    <style:style style:name="T33" style:family="text">
      <style:text-properties officeooo:rsid="001d243b"/>
    </style:style>
    <style:style style:name="T34" style:family="text">
      <style:text-properties officeooo:rsid="001f2abc"/>
    </style:style>
    <style:style style:name="T35" style:family="text">
      <style:text-properties officeooo:rsid="00208632"/>
    </style:style>
    <style:style style:name="T36" style:family="text">
      <style:text-properties officeooo:rsid="0022699d"/>
    </style:style>
    <style:style style:name="T37" style:family="text">
      <style:text-properties officeooo:rsid="00308cd7"/>
    </style:style>
    <style:style style:name="T38" style:family="text">
      <style:text-properties officeooo:rsid="003484cb"/>
    </style:style>
    <style:style style:name="T39" style:family="text">
      <style:text-properties officeooo:rsid="004279c7"/>
    </style:style>
    <style:style style:name="T40" style:family="text">
      <style:text-properties officeooo:rsid="00437506"/>
    </style:style>
    <style:style style:name="T41" style:family="text">
      <style:text-properties officeooo:rsid="00478412"/>
    </style:style>
    <style:style style:name="T42" style:family="text">
      <style:text-properties officeooo:rsid="0047de6d"/>
    </style:style>
    <style:style style:name="T43" style:family="text">
      <style:text-properties officeooo:rsid="004f3a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Available Datasets:<text:line-break/><text:span text:style-name="T10">All the datasets used in this thesis are reported in the folder “Datasets”<text:line-break/></text:span><text:line-break/><text:span text:style-name="T15">dataset : </text:span><text:span text:style-name="T28">Finnmark, Hordaland, Nordland, Troms, Norway, Norway0714, More_og_Romsdal, Sor-Trondelag, Sogn_og_Fjordane, Rogaland_og_Agder, <text:line-break/><text:line-break/></text:span><text:span text:style-name="T16">parameter: </text:span><text:span text:style-name="T28">cages, localities, numberSalmon, feedConsumption, restock, withdrawals, biomass<text:line-break/><text:tab/>- </text:span><text:span text:style-name="T29">if the dataset is ‘Norway’ or ‘Norway0714’ also “price” as a parameter<text:line-break/><text:tab/>- </text:span><text:span text:style-name="T30">if</text:span><text:span text:style-name="T29"> the dataset is one of the county reported above also “seaAverageTemp” as a parameter.</text:span><text:span text:style-name="T14"><text:line-break/><text:tab/><text:tab/></text:span><text:line-break/></text:p>
      <text:p text:style-name="P1"><text:line-break/>SIA.py - <text:s/><text:span text:style-name="T1">Single Input Analyzer</text:span></text:p>
      <text:p text:style-name="P7">It allows to do an initial analysis about a specific parameter of a dataset.</text:p>
      <text:p text:style-name="P18"><text:span text:style-name="T11">How to execute: <text:tab/><text:line-break/><text:tab/><text:tab/>python SIA.py </text:span><text:span text:style-name="T12">dataset parameter<text:line-break/></text:span><text:span text:style-name="T19">Current examples:<text:line-break/><text:tab/><text:tab/>python SIA.py Norway cages<text:line-break/><text:tab/><text:tab/>python SIA.py Troms averageTemp<text:line-break/><text:tab/><text:tab/></text:span><text:span text:style-name="T25">python SIA.py Troms localities</text:span><text:line-break/></text:p>
      <text:p text:style-name="P2"/>
      <text:p text:style-name="P2"><text:span text:style-name="T33">M</text:span>IA.py - <text:span text:style-name="T2">Multiple</text:span><text:span text:style-name="T1"> Input Analyzer</text:span></text:p>
      <text:p text:style-name="P12">It allows to do <text:span text:style-name="T34">an analysis between all the different parameters of a dataset. <text:line-break/>It’s possible to execute this system on a dataset only if has already been executed the SIA system for each single parameter of the dataset.</text:span></text:p>
      <text:p text:style-name="P15"><text:span text:style-name="T11">How to execute: <text:tab/><text:line-break/><text:tab/><text:tab/>python MIA.py </text:span><text:span text:style-name="T12">dataset<text:line-break/></text:span><text:span text:style-name="T19">Current examples:<text:line-break/><text:tab/><text:tab/>python </text:span><text:span text:style-name="T20">MI</text:span><text:span text:style-name="T19">A.py Norway <text:line-break/><text:tab/><text:tab/>python </text:span><text:span text:style-name="T20">M</text:span><text:span text:style-name="T19">IA.py Troms <text:s/></text:span><text:line-break/><text:tab/><text:tab/><text:span text:style-name="T40">python MIA.py Finnmark<text:line-break/></text:span></text:p>
      <text:p text:style-name="P8"/>
      <text:p text:style-name="P3"><text:span text:style-name="T35">Map</text:span>.py – <text:span text:style-name="T3">Cartographic visualization on Norway’</text:span><text:span text:style-name="T4">s </text:span><text:span text:style-name="T3">territory</text:span></text:p>
      <text:p text:style-name="P9">It allows to do <text:span text:style-name="T36">display a specific parameter value about each single Norwegian county using a map. In this case the parameter has to be contained in the dataset “Datasets/countiesAverages.csv”.</text:span></text:p>
      <text:p text:style-name="P16"><text:span text:style-name="T11">How to execute: <text:tab/><text:line-break/><text:tab/><text:tab/>python Map.py </text:span><text:span text:style-name="T12">parameter<text:line-break/></text:span><text:span text:style-name="T19">Current examples:<text:line-break/><text:tab/><text:tab/>python </text:span><text:span text:style-name="T21">Map</text:span><text:span text:style-name="T19">.py </text:span><text:span text:style-name="T22">averageTemp</text:span><text:span text:style-name="T19"> <text:line-break/><text:tab/><text:tab/>python </text:span><text:span text:style-name="T21">Map</text:span><text:span text:style-name="T19">.py </text:span><text:span text:style-name="T23">biomass</text:span><text:span text:style-name="T19"> <text:line-break/><text:tab/><text:tab/>python </text:span><text:span text:style-name="T21">Map</text:span><text:span text:style-name="T19">.py </text:span><text:span text:style-name="T23">cages/localities</text:span><text:span text:style-name="T19"> </text:span><text:line-break/></text:p>
      <text:p text:style-name="P21"/>
      <text:p text:style-name="P10"/>
      <text:p text:style-name="P4"><text:span text:style-name="T37">ARIMA-Evaluate</text:span>.py – <text:span text:style-name="T5">Evaluation system for ARIMA </text:span><text:span text:style-name="T6">model</text:span><text:span text:style-name="T5"> configurations</text:span></text:p>
      <text:p text:style-name="P13">It allows to test different configurations of an ARIMA model on a specific dataset’s parameter, <text:span text:style-name="T38">and then provide the accuracy of each configuration reporting the corresponding MAPE value.</text:span></text:p>
      <text:p text:style-name="P17"><text:span text:style-name="T11">How to execute: <text:tab/><text:line-break/><text:tab/><text:tab/>python ARIMA-Evaluate.py <text:s/></text:span><text:span text:style-name="T12">dataset parameter<text:line-break/></text:span><text:span text:style-name="T19">Current examples:<text:line-break/><text:tab/><text:tab/></text:span><text:span text:style-name="T21">python ARIMA-Evaluate.py </text:span><text:span text:style-name="T24">Norway cages</text:span><text:span text:style-name="T19"><text:line-break/><text:tab/><text:tab/></text:span><text:span text:style-name="T21">python ARIMA-Evaluate.py </text:span><text:span text:style-name="T24">Troms localities</text:span><text:span text:style-name="T21"> </text:span><text:span text:style-name="T19"><text:line-break/><text:tab/><text:tab/></text:span><text:span text:style-name="T21">python ARIMA-Evaluate.py </text:span><text:span text:style-name="T24">Finnmark averageSeaTemp</text:span><text:span text:style-name="T21"> </text:span><text:line-break/></text:p>
      <text:p text:style-name="P11"/>
      <text:p text:style-name="P5"><text:span text:style-name="T37">ARIMA-Future</text:span>.py – <text:span text:style-name="T5"><text:s/></text:span><text:span text:style-name="T7">Prediction system </text:span><text:span text:style-name="T8">using ARIMA model</text:span></text:p>
      <text:p text:style-name="P14">I<text:span text:style-name="T39">t allows to calculate predictions of future values about a dataset’s parameter. The system’s inputs are the followings:</text:span></text:p>
      <text:p text:style-name="P14">- <text:span text:style-name="T41">N : Desired number of predictions in the future (number of months).</text:span></text:p>
      <text:p text:style-name="P14">- <text:span text:style-name="T42">P, D, Q : Values for the specific ARIMA order, more details inside the report.</text:span></text:p>
      <text:p text:style-name="P14"/>
      <text:p text:style-name="P20"><text:span text:style-name="T9">How to execute: <text:tab/><text:line-break/><text:tab/><text:tab/>python ARIMA-Evaluate.py <text:s/></text:span><text:span text:style-name="T15">dataset parameter </text:span><text:span text:style-name="T18">N P D Q</text:span><text:span text:style-name="T15"><text:line-break/></text:span><text:span text:style-name="T31">Current examples:<text:line-break/><text:tab/><text:tab/></text:span><text:span text:style-name="T27">python ARIMA-Evaluate.py </text:span><text:span text:style-name="T32">Norway cages</text:span><text:span text:style-name="T31"><text:line-break/><text:tab/><text:tab/></text:span><text:span text:style-name="T27">python ARIMA-Evaluate.py </text:span><text:span text:style-name="T32">Troms localities</text:span><text:span text:style-name="T27"> <text:line-break/></text:span><text:span text:style-name="T31"><text:tab/><text:tab/></text:span><text:span text:style-name="T27">python ARIMA-Evaluate.py </text:span><text:span text:style-name="T32">Finnmark averageSeaTemp</text:span><text:span text:style-name="T27"> <text:line-break/></text:span></text:p>
      <text:p text:style-name="Standard"/>
      <text:p text:style-name="P6">Scripts:</text:p>
      <text:p text:style-name="P6"><text:span text:style-name="T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00:27:39.712261704</meta:creation-date>
    <meta:generator>LibreOffice/5.1.6.2$Linux_X86_64 LibreOffice_project/10m0$Build-2</meta:generator>
    <dc:date>2017-05-31T01:03:05.331629882</dc:date>
    <meta:editing-duration>PT34M57S</meta:editing-duration>
    <meta:editing-cycles>54</meta:editing-cycles>
    <meta:document-statistic meta:table-count="0" meta:image-count="0" meta:object-count="0" meta:page-count="2" meta:paragraph-count="19" meta:word-count="353" meta:character-count="2586" meta:non-whitespace-character-count="2169"/>
  </office:meta>
</office:document-meta>
</file>